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e2a" officeooo:paragraph-rsid="00032e2a"/>
    </style:style>
    <style:style style:name="P2" style:family="paragraph" style:parent-style-name="Standard">
      <style:text-properties officeooo:rsid="00032e2a" officeooo:paragraph-rsid="000393e7"/>
    </style:style>
    <style:style style:name="P3" style:family="paragraph" style:parent-style-name="Standard">
      <style:text-properties officeooo:rsid="00032e2a" officeooo:paragraph-rsid="00062c15"/>
    </style:style>
    <style:style style:name="P4" style:family="paragraph" style:parent-style-name="Standard">
      <style:text-properties officeooo:rsid="000393e7" officeooo:paragraph-rsid="000393e7"/>
    </style:style>
    <style:style style:name="P5" style:family="paragraph" style:parent-style-name="Standard">
      <style:text-properties officeooo:rsid="00053de4" officeooo:paragraph-rsid="00053de4"/>
    </style:style>
    <style:style style:name="P6" style:family="paragraph" style:parent-style-name="Standard">
      <style:text-properties officeooo:rsid="00062c15" officeooo:paragraph-rsid="00032e2a"/>
    </style:style>
    <style:style style:name="T1" style:family="text">
      <style:text-properties officeooo:rsid="000393e7"/>
    </style:style>
    <style:style style:name="T2" style:family="text">
      <style:text-properties officeooo:rsid="00053de4"/>
    </style:style>
    <style:style style:name="T3" style:family="text">
      <style:text-properties officeooo:rsid="00062c15"/>
    </style:style>
    <style:style style:name="T4" style:family="text">
      <style:text-properties officeooo:rsid="0007b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Structure</text:p>
      <text:p text:style-name="P1"/>
      <text:p text:style-name="P1">Class/Object templateFile/</text:p>
      <text:p text:style-name="P1"><text:s text:c="4"/>getSrcContent</text:p>
      <text:p text:style-name="P1"><text:s text:c="10"/>copy template file to srcLines</text:p>
      <text:p text:style-name="P1"><text:s text:c="4"/>transformSrc</text:p>
      <text:p text:style-name="P1"><text:s text:c="10"/>process template file, one line at a time</text:p>
      <text:p text:style-name="P1"><text:s text:c="10"/>for insert templateFile command, insert the script file (fake it initially)</text:p>
      <text:p text:style-name="P1"><text:s text:c="4"/>displaySrcContent</text:p>
      <text:p text:style-name="P1"><text:s text:c="10"/>dump template file to console</text:p>
      <text:p text:style-name="P3">// --- <text:span text:style-name="T3">following routine called second in main</text:span> <text:s text:c="3"/></text:p>
      <text:p text:style-name="P3"><text:s text:c="5"/>getXtrmContent</text:p>
      <text:p text:style-name="P1"><text:s text:c="10"/>this.getSrcContent</text:p>
      <text:p text:style-name="P3"><text:s text:c="10"/>this.transformSrc <text:s text:c="2"/>// <text:span text:style-name="T3">creates &amp; returns outLines array</text:span></text:p>
      <text:p text:style-name="P6"/>
      <text:p text:style-name="P2">Class/Object <text:span text:style-name="T1">script</text:span>File/<text:span text:style-name="T4">transformSrc().</text:span></text:p>
      <text:p text:style-name="P2"/>
      <text:p text:style-name="P2"><text:s text:c="4"/>getSrcContent</text:p>
      <text:p text:style-name="P2"><text:s text:c="10"/><text:span text:style-name="T1">get script file name from user</text:span></text:p>
      <text:p text:style-name="P2"><text:s text:c="10"/>copy <text:span text:style-name="T1">script</text:span> file to srcLines</text:p>
      <text:p text:style-name="P2"><text:s text:c="4"/>transformSrc</text:p>
      <text:p text:style-name="P2"><text:s text:c="10"/><text:span text:style-name="T1">output NEW_FLOW to outlines</text:span></text:p>
      <text:p text:style-name="P2"><text:s text:c="10"/>process <text:span text:style-name="T1">script</text:span> file, one line at a time, <text:span text:style-name="T1">writing to outLines</text:span></text:p>
      <text:p text:style-name="P2"><text:s text:c="10"/>for insert templateFile command, insert the script file (fake it initially)</text:p>
      <text:p text:style-name="P2"><text:s text:c="4"/>displaySrcContent</text:p>
      <text:p text:style-name="P2"><text:s text:c="10"/>dump <text:span text:style-name="T1">script</text:span> file to console</text:p>
      <text:p text:style-name="P2">// ---- <text:span text:style-name="T3">following routine called first in main</text:span></text:p>
      <text:p text:style-name="P2"><text:s text:c="4"/>getXtrmContent</text:p>
      <text:p text:style-name="P2"><text:s text:c="10"/>this.getSrcContent</text:p>
      <text:p text:style-name="P2"><text:s text:c="10"/>this.transformSrc <text:s text:c="3"/>// <text:span text:style-name="T3">creates &amp; returns outLines array</text:span></text:p>
      <text:p text:style-name="P2"/>
      <text:p text:style-name="P4">class/object fxFile</text:p>
      <text:p text:style-name="P4"><text:s text:c="5"/>create</text:p>
      <text:p text:style-name="P4"><text:s text:c="11"/>get mqtt.fx file name from user, open</text:p>
      <text:p text:style-name="P4"><text:s text:c="11"/>for each line in template file...</text:p>
      <text:p text:style-name="P4"><text:s text:c="11"/>if “insert template file” </text:p>
      <text:p text:style-name="P4"><text:s text:c="15"/>copy script file contents to <text:span text:style-name="T2">mqtt.fx</text:span></text:p>
      <text:p text:style-name="P4"><text:s text:c="11"/><text:span text:style-name="T2">Else just copy template file line</text:span></text:p>
      <text:p text:style-name="P4"/>
      <text:p text:style-name="P5">class/ Program <text:s text:c="3"/>object main</text:p>
      <text:p text:style-name="P5"><text:s text:c="12"/>object references to templateFile, scriptFile and fxFile</text:p>
      <text:p text:style-name="P5"><text:s text:c="12"/>call script.getXfrmContent to get scriptArray <text:s text:c="5"/>// <text:span text:style-name="T3">done first, template commands not done yet</text:span></text:p>
      <text:p text:style-name="P5"><text:s text:c="12"/>call template.getXfrmContent to get templateArray</text:p>
      <text:p text:style-name="P5"><text:s text:c="12"/>call mqttx.create( above <text:span text:style-name="T3">2 </text:span>array<text:span text:style-name="T3">s</text:span>) to build mqtt js file</text:p>
      <text:p text:style-name="P5"/>
      <text:p text:style-name="P4"><text:s text:c="11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5:38:37.969000000</meta:creation-date>
    <dc:date>2022-03-26T23:57:06.508000000</dc:date>
    <meta:editing-duration>PT2H17M16S</meta:editing-duration>
    <meta:editing-cycles>1</meta:editing-cycles>
    <meta:document-statistic meta:table-count="0" meta:image-count="0" meta:object-count="0" meta:page-count="1" meta:paragraph-count="40" meta:word-count="188" meta:character-count="1632" meta:non-whitespace-character-count="1169"/>
    <meta:generator>LibreOffice/7.1.8.1$Windows_X86_64 LibreOffice_project/e1f30c802c3269a1d052614453f260e49458c82c</meta:generator>
  </office:meta>
</office:document-meta>
</file>